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="http://www.w3.org/1999/xhtml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office:version="1.0">
  <office:scripts/>
  <office:font-face-decls>
    <style:font-face svg:font-family="StarSymbol" style:name="StarSymbol"/>
    <style:font-face style:font-pitch="variable" style:font-family-generic="roman" svg:font-family="'DejaVu Sans'" style:name="DejaVu Sans"/>
    <style:font-face style:font-pitch="variable" style:font-family-generic="swiss" svg:font-family="'DejaVu Sans'" style:name="DejaVu Sans1"/>
    <style:font-face style:font-pitch="variable" style:font-family-generic="system" svg:font-family="'DejaVu Sans'" style:name="DejaVu Sans2"/>
  </office:font-face-decls>
  <office:automatic-styles>
    <style:style style:list-style-name="L1" style:parent-style-name="Text_20_body" style:family="paragraph" style:name="P1"/>
    <style:style style:parent-style-name="Standard" style:family="paragraph" style:name="P3">
      <style:paragraph-properties style:justify-single-word="false" fo:text-align="center"/>
    </style:style>
    <style:style style:parent-style-name="Standard" style:family="paragraph" style:name="P4">
      <style:paragraph-properties style:justify-single-word="false" fo:text-align="end"/>
    </style:style>
    <style:style style:parent-style-name="Standard" style:family="paragraph" style:name="P5">
      <style:paragraph-properties style:justify-single-word="false" fo:text-align="justify"/>
    </style:style>
    <style:style style:family="text" style:name="T1">
      <style:text-properties style:font-weight-complex="bold" style:font-weight-asian="bold" fo:font-weight="bold"/>
    </style:style>
    <style:style style:family="text" style:name="T2">
      <style:text-properties style:font-style-complex="italic" style:font-style-asian="italic" fo:font-style="italic"/>
    </style:style>
    <style:style style:family="text" style:name="T3">
      <style:text-properties style:text-underline-color="font-color" style:text-underline-width="auto" style:text-underline-style="solid"/>
    </style:style>
    <text:list-style style:name="L1">
      <text:list-level-style-bullet text:bullet-char="●" style:num-suffix="." text:style-name="Bullet_20_Symbols" text:level="1">
        <style:list-level-properties text:min-label-width="0.635cm" text:space-before="0.635cm"/>
        <style:text-properties style:font-name="StarSymbol"/>
      </text:list-level-style-bullet>
      <text:list-level-style-bullet text:bullet-char="○" style:num-suffix="." text:style-name="Bullet_20_Symbols" text:level="2">
        <style:list-level-properties text:min-label-width="0.635cm" text:space-before="1.27cm"/>
        <style:text-properties style:font-name="StarSymbol"/>
      </text:list-level-style-bullet>
      <text:list-level-style-bullet text:bullet-char="■" style:num-suffix="." text:style-name="Bullet_20_Symbols" text:level="3">
        <style:list-level-properties text:min-label-width="0.635cm" text:space-before="1.905cm"/>
        <style:text-properties style:font-name="StarSymbol"/>
      </text:list-level-style-bullet>
      <text:list-level-style-bullet text:bullet-char="●" style:num-suffix="." text:style-name="Bullet_20_Symbols" text:level="4">
        <style:list-level-properties text:min-label-width="0.635cm" text:space-before="2.54cm"/>
        <style:text-properties style:font-name="StarSymbol"/>
      </text:list-level-style-bullet>
      <text:list-level-style-bullet text:bullet-char="○" style:num-suffix="." text:style-name="Bullet_20_Symbols" text:level="5">
        <style:list-level-properties text:min-label-width="0.635cm" text:space-before="3.175cm"/>
        <style:text-properties style:font-name="StarSymbol"/>
      </text:list-level-style-bullet>
      <text:list-level-style-bullet text:bullet-char="■" style:num-suffix="." text:style-name="Bullet_20_Symbols" text:level="6">
        <style:list-level-properties text:min-label-width="0.635cm" text:space-before="3.81cm"/>
        <style:text-properties style:font-name="StarSymbol"/>
      </text:list-level-style-bullet>
      <text:list-level-style-bullet text:bullet-char="●" style:num-suffix="." text:style-name="Bullet_20_Symbols" text:level="7">
        <style:list-level-properties text:min-label-width="0.635cm" text:space-before="4.445cm"/>
        <style:text-properties style:font-name="StarSymbol"/>
      </text:list-level-style-bullet>
      <text:list-level-style-bullet text:bullet-char="○" style:num-suffix="." text:style-name="Bullet_20_Symbols" text:level="8">
        <style:list-level-properties text:min-label-width="0.635cm" text:space-before="5.08cm"/>
        <style:text-properties style:font-name="StarSymbol"/>
      </text:list-level-style-bullet>
      <text:list-level-style-bullet text:bullet-char="■" style:num-suffix="." text:style-name="Bullet_20_Symbols" text:level="9">
        <style:list-level-properties text:min-label-width="0.635cm" text:space-before="5.715cm"/>
        <style:text-properties style:font-name="StarSymbol"/>
      </text:list-level-style-bullet>
      <text:list-level-style-bullet text:bullet-char="●" style:num-suffix="." text:style-name="Bullet_20_Symbols" text:level="10">
        <style:list-level-properties text:min-label-width="0.635cm" text:space-before="6.35cm"/>
        <style:text-properties style:font-name="StarSymbol"/>
      </text:list-level-style-bullet>
    </text:list-style>
  </office:automatic-styles>
  <office:body>
    <office:text>
      <office:forms form:apply-design-mode="false" form:automatic-focus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Title">vite搭建前端项目</text:p>
      <text:h text:style-name="Heading_20_1" text:outline-level="1">需要的依赖</text:h>
      <text:h text:style-name="Heading_20_1" text:outline-level="1">main.js中引入</text:h>
      <text:h text:style-name="Heading_20_1" text:outline-level="1">router</text:h>
      <text:h text:style-name="Heading_20_1" text:outline-level="1">layout</text:h>
      <text:h text:style-name="Heading_20_2" text:outline-level="2">menu</text:h>
      <text:h text:style-name="Heading_20_3" text:outline-level="3">如何将路由配置到菜单中</text:h>
      <text:h text:style-name="Heading_20_4" text:outline-level="4">配置好菜单</text:h>
      <text:h text:style-name="Heading_20_5" text:outline-level="5">首页</text:h>
      <text:h text:style-name="Heading_20_6" text:outline-level="6">区分首页与layout</text:h>
      <text:h text:style-name="Heading_20_5" text:outline-level="5">账单管理</text:h>
      <text:h text:style-name="Heading_20_6" text:outline-level="6">已缴账单管理</text:h>
      <text:h text:style-name="Heading_20_6" text:outline-level="6">未缴账单管理</text:h>
      <text:h text:style-name="Heading_20_5" text:outline-level="5">系统管理</text:h>
      <text:h text:style-name="Heading_20_6" text:outline-level="6">用户管理</text:h>
      <text:h text:style-name="Heading_20_6" text:outline-level="6">角色管理</text:h>
      <text:h text:style-name="Heading_20_5" text:outline-level="5">日志管理</text:h>
      <text:h text:style-name="Heading_20_6" text:outline-level="6">用户登录日志</text:h>
      <text:h text:style-name="Heading_20_6" text:outline-level="6">用户操作日志</text:h>
      <text:h text:style-name="Heading_20_4" text:outline-level="4">接口中获取角色对应菜单权限，存到store中</text:h>
      <text:h text:style-name="Heading_20_2" text:outline-level="2">header</text:h>
      <text:h text:style-name="Heading_20_2" text:outline-level="2">main</text:h>
      <text:h text:style-name="Heading_20_2" text:outline-level="2">footer</text:h>
      <text:h text:style-name="Heading_20_1" text:outline-level="1">登录页</text:h>
      <text:h text:style-name="Heading_20_1" text:outline-level="1">form组件和table组件的自己封装</text:h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